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ard">
        <draw:custom-shape draw:style-name="gr1" draw:text-style-name="P1" xml:id="id1" draw:id="id1" draw:layer="layout" svg:width="4.6cm" svg:height="2.2cm" svg:x="1cm" svg:y="2.194cm">
          <text:p text:style-name="P1"><text:span text:style-name="T1">Loading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6cm" svg:height="2.2cm" svg:x="6.724cm" svg:y="2.194cm">
          <text:p text:style-name="P1"><text:span text:style-name="T1">ModalitySelector</text:span></text:p>
          <text:p text:style-name="P1"><text:span text:style-name="T1">Menu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6cm" svg:height="2.2cm" svg:x="12.464cm" svg:y="5.94cm">
          <text:p text:style-name="P1"><text:span text:style-name="T1">ModalityTangibles</text:span></text:p>
          <text:p text:style-name="P1"><text:span text:style-name="T1">Menu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2.2cm" svg:x="12.464cm" svg:y="2.194cm">
          <text:p text:style-name="P1"><text:span text:style-name="T1">ModalityMouseAnd</text:span></text:p>
          <text:p text:style-name="P1"><text:span text:style-name="T1">TouchMenu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6cm" svg:height="2.2cm" svg:x="18.171cm" svg:y="2.194cm">
          <text:p text:style-name="P1"><text:span text:style-name="T1">Game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6cm" svg:height="2.2cm" svg:x="23.895cm" svg:y="2.194cm">
          <text:p text:style-name="P1"><text:span text:style-name="T1">GameScore</text:span></text:p>
          <text:p text:style-name="P1"><text:span text:style-name="T1">Menu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6cm" svg:y1="3.294cm" svg:x2="6.724cm" svg:y2="3.294cm" draw:start-shape="id1" draw:start-glue-point="1" draw:end-shape="id2" draw:end-glue-point="3" svg:d="m5600 3294h1124">
          <text:p/>
        </draw:connector>
        <draw:connector draw:style-name="gr2" draw:text-style-name="P2" draw:layer="layout" svg:x1="11.324cm" svg:y1="3.294cm" svg:x2="12.464cm" svg:y2="3.294cm" draw:start-shape="id2" draw:start-glue-point="1" draw:end-shape="id3" draw:end-glue-point="3" svg:d="m11324 3294h1140">
          <text:p/>
        </draw:connector>
        <draw:connector draw:style-name="gr2" draw:text-style-name="P2" draw:layer="layout" svg:x1="17.064cm" svg:y1="3.294cm" svg:x2="18.171cm" svg:y2="3.294cm" draw:start-shape="id3" draw:start-glue-point="1" draw:end-shape="id4" draw:end-glue-point="3" svg:d="m17064 3294h1107">
          <text:p/>
        </draw:connector>
        <draw:connector draw:style-name="gr2" draw:text-style-name="P2" draw:layer="layout" svg:x1="9.024cm" svg:y1="4.394cm" svg:x2="14.764cm" svg:y2="5.94cm" draw:start-shape="id2" draw:start-glue-point="2" draw:end-shape="id5" svg:d="m9024 4394v773h5740v773">
          <text:p/>
        </draw:connector>
        <draw:connector draw:style-name="gr2" draw:text-style-name="P2" draw:layer="layout" svg:x1="14.764cm" svg:y1="2.194cm" svg:x2="9.024cm" svg:y2="2.194cm" draw:start-shape="id3" draw:start-glue-point="0" draw:end-shape="id2" svg:d="m14764 2194v-501h-5740v501">
          <text:p/>
        </draw:connector>
        <draw:connector draw:style-name="gr2" draw:text-style-name="P2" draw:layer="layout" svg:x1="14.764cm" svg:y1="8.14cm" svg:x2="9.024cm" svg:y2="4.394cm" draw:start-shape="id5" draw:start-glue-point="2" draw:end-shape="id2" draw:end-glue-point="2" svg:d="m14764 8140v501h-5740v-4247">
          <text:p/>
        </draw:connector>
        <draw:connector draw:style-name="gr2" draw:text-style-name="P2" draw:layer="layout" svg:x1="17.064cm" svg:y1="7.04cm" svg:x2="20.471cm" svg:y2="4.394cm" draw:start-shape="id5" draw:start-glue-point="1" draw:end-shape="id4" draw:end-glue-point="2" svg:d="m17064 7040h3407v-2646">
          <text:p/>
        </draw:connector>
        <draw:connector draw:style-name="gr2" draw:text-style-name="P2" draw:layer="layout" svg:x1="22.771cm" svg:y1="3.294cm" svg:x2="23.895cm" svg:y2="3.294cm" draw:start-shape="id4" draw:start-glue-point="1" draw:end-shape="id6" draw:end-glue-point="3" svg:d="m22771 3294h112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7T22:59:54.09</meta:creation-date>
    <dc:date>2013-02-07T23:04:34.51</dc:date>
    <meta:editing-duration>PT4M40S</meta:editing-duration>
    <meta:editing-cycles>1</meta:editing-cycles>
    <meta:document-statistic meta:object-count="14"/>
    <meta:generator>LibreOffice/3.4$Win32 LibreOffice_project/340m1$Build-402</meta:generator>
  </office:meta>
</office:document-meta>
</file>